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67cm" svg:y="3.81cm" presentation:class="title" presentation:user-transformed="true">
          <draw:text-box>
            <text:p>Tic-Tac-Toe via Reinforcement Learning</text:p>
          </draw:text-box>
        </draw:frame>
        <draw:frame draw:style-name="gr1" draw:text-style-name="P2" draw:layer="layout" svg:width="10.467cm" svg:height="3.806cm" svg:x="5.08cm" svg:y="8.103cm">
          <draw:text-box>
            <text:p>A Galvanize Capstone Project</text:p>
            <text:p/>
            <text:p>Chase Middleman</text:p>
            <text:p/>
            <text:p>github.com/cmiddleman/captstone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77cm" presentation:class="title" presentation:user-transformed="true">
          <draw:text-box>
            <text:p>The Data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Model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raining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mo!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8:16:16.818601341</meta:creation-date>
    <meta:editing-duration>PT19H8M55S</meta:editing-duration>
    <meta:editing-cycles>2</meta:editing-cycles>
    <meta:generator>LibreOfficeDev/7.3.0.0.alpha0$Linux_X86_64 LibreOffice_project/1115d4d5ac63394ca0f3f1b75dc81916cdbeebe9</meta:generator>
    <dc:title>Blue Curve</dc:title>
    <dc:date>2021-07-15T14:05:45.208157895</dc:date>
    <meta:document-statistic meta:object-count="63"/>
  </office:meta>
</office:document-meta>
</file>